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 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1.9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 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otinaSeman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Rotina semanal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/>
          <table:covered-table-cell table:style-name="Default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umero</text:p>
          </table:table-cell>
          <table:table-cell office:value-type="string" calcext:value-type="string">
            <text:p>Funcionalidades</text:p>
          </table:table-cell>
          <table:table-cell table:style-name="Default" office:value-type="string" calcext:value-type="string">
            <text:p>Estimativa/tempo</text:p>
          </table:table-cell>
          <table:table-cell office:value-type="string" calcext:value-type="string">
            <text:p>Prioridade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ir/voltar do trabalho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a a sext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tudar Bootcamps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s os dia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moçar</text:p>
          </table:table-cell>
          <table:table-cell office:value-type="string" calcext:value-type="string">
            <text:p>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s os dia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air/voltar do trabalha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a a sext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studar Senai</text:p>
          </table:table-cell>
          <table:table-cell office:value-type="string" calcext:value-type="string">
            <text:p>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s os dia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ir/voltar do trabalho</text:p>
          </table:table-cell>
          <table:table-cell office:value-type="string" calcext:value-type="string">
            <text:p>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nda a sext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ntar</text:p>
          </table:table-cell>
          <table:table-cell office:value-type="string" calcext:value-type="string">
            <text:p>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s os dia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studar Faculdade</text:p>
          </table:table-cell>
          <table:table-cell office:value-type="string" calcext:value-type="string">
            <text:p>3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s os dia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ria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assar 15 dia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ajar pra Curitiba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assar 15 dias</text:p>
          </table:table-cell>
        </table:table-row>
      </table:table>
      <table:table table:name="Sprint Backlog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print Backlog</text:p>
          </table:table-cell>
          <table:covered-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rabalho</text:p>
          </table:table-cell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Sair/voltar do trabalho</text:p>
          </table:table-cell>
        </table:table-row>
        <table:table-row table:style-name="ro1"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Estudar Faculdade</text:p>
          </table:table-cell>
        </table:table-row>
        <table:table-row table:style-name="ro1"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Interação <text:span text:style-name="T1">Humano Computador</text:span></text:p>
          </table:table-cell>
        </table:table-row>
        <table:table-row table:style-name="ro1">
          <table:table-cell/>
          <table:table-cell office:value-type="string" calcext:value-type="string">
            <text:p>2.2</text:p>
          </table:table-cell>
          <table:table-cell table:style-name="ce4" office:value-type="string" calcext:value-type="string">
            <text:p>Programação WEB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udar Bootcamps</text:p>
          </table:table-cell>
        </table:table-row>
        <table:table-row table:style-name="ro1"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Bootcamp Java Santander</text:p>
          </table:table-cell>
        </table:table-row>
        <table:table-row table:style-name="ro1"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Bootcamp Java AW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tudar SENAI</text:p>
          </table:table-cell>
        </table:table-row>
        <table:table-row table:style-name="ro1"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Desenvolvedor Java Fullstack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rtificações</text:p>
          </table:table-cell>
        </table:table-row>
        <table:table-row table:style-name="ro1"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Certificação Java</text:p>
          </table:table-cell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Férias</text:p>
          </table:table-cell>
        </table:table-row>
        <table:table-row table:style-name="ro1"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Viajar pra Curitib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utros Cursos</text:p>
          </table:table-cell>
        </table:table-row>
        <table:table-row table:style-name="ro1"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Bootcamp Pyton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rsos Concluidos</text:p>
          </table:table-cell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Java 2022 COMPLETO: Do Zero ao Profissional + Projetos!</text:p>
          </table:table-cell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style-name="ce5" office:value-type="string" calcext:value-type="string">
            <text:p>Java COMPLETO 2023 Programação Orientada a Objetos +Proje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 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5:03:07.680000000</meta:creation-date>
    <dc:date>2023-09-27T19:43:50.547000000</dc:date>
    <meta:editing-duration>PT4H40M38S</meta:editing-duration>
    <meta:editing-cycles>10</meta:editing-cycles>
    <meta:generator>LibreOffice/7.4.4.2$Windows_X86_64 LibreOffice_project/85569322deea74ec9134968a29af2df5663baa21</meta:generator>
    <meta:document-statistic meta:table-count="2" meta:cell-count="94" meta:object-count="0"/>
  </office:meta>
</office:document-meta>
</file>